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Titre" style:family="paragraph">
      <style:paragraph-properties fo:text-align="center"/>
    </style:style>
    <style:style style:name="P3" style:parent-style-name="Titre1" style:family="paragraph">
      <style:paragraph-properties fo:text-align="center"/>
    </style:style>
    <style:style style:name="P4" style:parent-style-name="Titre1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Policepardéfaut" style:family="text">
      <style:text-properties style:font-name-asian="Times New Roman" style:font-name-complex="Calibri" style:language-asian="fr" style:country-asian="FR"/>
    </style:style>
    <style:style style:name="T7" style:parent-style-name="Policepardéfaut" style:family="text">
      <style:text-properties style:font-name-asian="Times New Roman" style:font-name-complex="Calibri" style:language-asian="fr" style:country-asian="FR"/>
    </style:style>
    <style:style style:name="T8" style:parent-style-name="Policepardéfaut" style:family="text">
      <style:text-properties style:font-name-asian="Times New Roman" style:font-name-complex="Calibri" style:language-asian="fr" style:country-asian="FR"/>
    </style:style>
    <style:style style:name="T9" style:parent-style-name="Policepardéfaut" style:family="text">
      <style:text-properties style:font-name-asian="Times New Roman" style:font-name-complex="Calibri" style:language-asian="fr" style:country-asian="FR"/>
    </style:style>
    <style:style style:name="T10" style:parent-style-name="Policepardéfau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style:language-asian="fr" style:country-asian="FR"/>
    </style:style>
    <style:style style:name="T11" style:parent-style-name="Policepardéfaut" style:family="text">
      <style:text-properties style:font-name-asian="Times New Roman" style:font-name-complex="Calibri" style:language-asian="fr" style:country-asian="FR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Policepardéfaut" style:family="text">
      <style:text-properties style:font-name-asian="Times New Roman" style:font-name-complex="Calibri" style:language-asian="fr" style:country-asian="FR"/>
    </style:style>
    <style:style style:name="T14" style:parent-style-name="Policepardéfaut" style:family="text">
      <style:text-properties style:font-name-asian="Times New Roman" style:font-name-complex="Calibri" fo:font-style="italic" style:font-style-asian="italic" style:font-style-complex="italic" fo:color="#0000FF" style:language-asian="fr" style:country-asian="FR"/>
    </style:style>
    <style:style style:name="T15" style:parent-style-name="Policepardéfaut" style:family="text">
      <style:text-properties style:font-name-asian="Times New Roman" style:font-name-complex="Calibri" style:language-asian="fr" style:country-asian="FR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Policepardéfaut" style:family="text">
      <style:text-properties style:font-name-asian="Times New Roman" style:font-name-complex="Calibri" style:language-asian="fr" style:country-asian="FR"/>
    </style:style>
    <style:style style:name="T18" style:parent-style-name="Policepardéfaut" style:family="text">
      <style:text-properties style:font-name-asian="Times New Roman" style:font-name-complex="Calibri" fo:font-style="italic" style:font-style-asian="italic" style:font-style-complex="italic" fo:color="#0000FF" style:language-asian="fr" style:country-asian="FR"/>
    </style:style>
    <style:style style:name="T19" style:parent-style-name="Policepardéfaut" style:family="text">
      <style:text-properties style:font-name-asian="Times New Roman" style:font-name-complex="Calibri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-asian="Times New Roman" style:font-name-complex="Calibri" style:language-asian="fr" style:country-asian="FR"/>
    </style:style>
    <style:style style:name="T22" style:parent-style-name="Policepardéfaut" style:family="text">
      <style:text-properties style:font-name-asian="Times New Roman" style:font-name-complex="Calibri" fo:font-style="italic" style:font-style-asian="italic" style:font-style-complex="italic" fo:color="#0000FF" style:language-asian="fr" style:country-asian="FR"/>
    </style:style>
    <style:style style:name="T23" style:parent-style-name="Policepardéfaut" style:family="text">
      <style:text-properties style:font-name-asian="Times New Roman" style:font-name-complex="Calibri" style:language-asian="fr" style:country-asian="FR"/>
    </style:style>
    <style:style style:name="P24" style:parent-style-name="Titre1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style:language-asian="fr" style:country-asian="FR"/>
    </style:style>
    <style:style style:name="P26" style:parent-style-name="Paragraphedeliste" style:family="paragraph">
      <style:text-properties style:language-asian="fr" style:country-asian="FR"/>
    </style:style>
    <style:style style:name="P27" style:parent-style-name="Paragraphedeliste" style:family="paragraph">
      <style:text-properties style:language-asian="fr" style:country-asian="FR"/>
    </style:style>
    <style:style style:name="P28" style:parent-style-name="Paragraphedeliste" style:family="paragraph">
      <style:text-properties style:language-asian="fr" style:country-asian="FR"/>
    </style:style>
    <style:style style:name="P29" style:parent-style-name="Paragraphedeliste" style:family="paragraph">
      <style:text-properties style:language-asian="fr" style:country-asian="FR"/>
    </style:style>
    <style:style style:name="P30" style:parent-style-name="Paragraphedeliste" style:family="paragraph">
      <style:text-properties style:language-asian="fr" style:country-asian="FR"/>
    </style:style>
    <style:style style:name="P31" style:parent-style-name="Paragraphedeliste" style:family="paragraph">
      <style:text-properties style:language-asian="fr" style:country-asian="FR"/>
    </style:style>
    <style:style style:name="P32" style:parent-style-name="Paragraphedeliste" style:family="paragraph">
      <style:text-properties style:language-asian="fr" style:country-asian="FR"/>
    </style:style>
    <style:style style:name="P33" style:parent-style-name="Paragraphedeliste" style:family="paragraph">
      <style:text-properties style:language-asian="fr" style:country-asian="FR"/>
    </style:style>
    <style:style style:name="P34" style:parent-style-name="Paragraphedeliste" style:family="paragraph">
      <style:text-properties style:language-asian="fr" style:country-asian="FR"/>
    </style:style>
    <style:style style:name="P35" style:parent-style-name="Paragraphedeliste" style:family="paragraph">
      <style:text-properties style:language-asian="fr" style:country-asian="FR"/>
    </style:style>
    <style:style style:name="P36" style:parent-style-name="Paragraphedeliste" style:family="paragraph">
      <style:text-properties style:language-asian="fr" style:country-asian="FR"/>
    </style:style>
    <style:style style:name="P37" style:parent-style-name="Paragraphedeliste" style:family="paragraph">
      <style:text-properties style:language-asian="fr" style:country-asian="FR"/>
    </style:style>
    <style:style style:name="P38" style:parent-style-name="Paragraphedeliste" style:family="paragraph">
      <style:text-properties style:language-asian="fr" style:country-asian="FR"/>
    </style:style>
    <style:style style:name="P39" style:parent-style-name="Paragraphedeliste" style:family="paragraph">
      <style:text-properties style:language-asian="fr" style:country-asian="FR"/>
    </style:style>
    <style:style style:name="P40" style:parent-style-name="Paragraphedeliste" style:family="paragraph">
      <style:text-properties style:language-asian="fr" style:country-asian="FR"/>
    </style:style>
    <style:style style:name="P41" style:parent-style-name="Paragraphedeliste" style:family="paragraph">
      <style:text-properties style:language-asian="fr" style:country-asian="FR"/>
    </style:style>
    <style:style style:name="P42" style:parent-style-name="Paragraphedeliste" style:family="paragraph">
      <style:text-properties style:language-asian="fr" style:country-asian="FR"/>
    </style:style>
    <style:style style:name="P43" style:parent-style-name="Paragraphedeliste" style:family="paragraph"/>
    <style:style style:name="T44" style:parent-style-name="Policepardéfaut" style:family="text">
      <style:text-properties style:language-asian="fr" style:country-asian="FR"/>
    </style:style>
  </office:automatic-styles>
  <office:body>
    <office:text text:use-soft-page-breaks="true">
      <text:p text:style-name="P1">EXERCICE SQL</text:p>
      <text:p text:style-name="P2">SYSTEME DE COMMANDES</text:p>
      <text:p text:style-name="Normal"/>
      <text:h text:style-name="P3" text:outline-level="1">Les exercices SQL se basent sur un système informatique gérant des clients, et les commandes effectuées par ceux-ci.</text:h>
      <text:p text:style-name="Normal"/>
      <text:h text:style-name="P4" text:outline-level="1">Prérequis</text:h>
      <text:p text:style-name="P5"><text:span text:style-name="T6">Veuillez<text:s/></text:span><text:span text:style-name="T7">importer</text:span><text:span text:style-name="T8"><text:s/>les tables suivantes qui contiennent les informations principales de ce système d’information</text:span><text:span text:style-name="T9">. Au préalable, créez la base « </text:span><text:span text:style-name="T10">syst-com</text:span><text:span text:style-name="T11"> ».</text:span></text:p>
      <text:list text:style-name="LFO4" text:continue-numbering="true">
        <text:list-item>
          <text:p text:style-name="P12"><text:span text:style-name="T13">Table “</text:span><text:span text:style-name="T14">Clients</text:span><text:span text:style-name="T15">”<text:s/></text:span></text:p>
        </text:list-item>
        <text:list-item>
          <text:p text:style-name="P16"><text:span text:style-name="T17">Table “</text:span><text:span text:style-name="T18">Commandes</text:span><text:span text:style-name="T19">”</text:span></text:p>
        </text:list-item>
        <text:list-item>
          <text:p text:style-name="P20"><text:span text:style-name="T21">Table “</text:span><text:span text:style-name="T22">Lignes des commandes</text:span><text:span text:style-name="T23">”<text:s/></text:span></text:p>
        </text:list-item>
      </text:list>
      <text:h text:style-name="P24" text:outline-level="1">Exercices (requête SQL)</text:h>
      <text:p text:style-name="P25">Veuillez trouver les requêtes SQL permettant d’effectuer chacune des demandes suivantes :</text:p>
      <text:list text:style-name="LFO3" text:continue-numbering="true">
        <text:list-item>
          <text:p text:style-name="P26">Obtenir l’utilisateur ayant le prénom “Muriel” et le mot de passe “test11”, sachant que l’encodage du mot de passe est effectué avec l’algorithme Sha1.</text:p>
        </text:list-item>
        <text:list-item>
          <text:p text:style-name="P27">Obtenir la liste de tous les produits qui sont présent sur plusieurs commandes.</text:p>
        </text:list-item>
        <text:list-item>
          <text:p text:style-name="P28">Obtenir la liste de tous les produits qui sont présent sur plusieurs commandes et y ajouter une colonne qui liste les identifiants des commandes associées.</text:p>
        </text:list-item>
        <text:list-item>
          <text:p text:style-name="P29">Enregistrer le prix total à l’intérieur de chaque ligne des commandes, en fonction du prix unitaire et de la quantité</text:p>
        </text:list-item>
        <text:list-item>
          <text:p text:style-name="P30">Obtenir le montant total pour chaque commande et y voir facilement la date associée à cette commande ainsi que le prénom et nom du client associé</text:p>
        </text:list-item>
        <text:list-item>
          <text:p text:style-name="P31">Enregistrer le montant total de chaque commande dans le champ intitulé “cache_prix_total”</text:p>
        </text:list-item>
        <text:list-item>
          <text:p text:style-name="P32">Obtenir le montant global de toutes les commandes, pour chaque mois</text:p>
        </text:list-item>
        <text:list-item>
          <text:p text:style-name="P33">Obtenir la liste des 10 clients qui ont effectué le plus grand montant de commandes, et obtenir ce montant total pour chaque client.</text:p>
        </text:list-item>
        <text:list-item>
          <text:p text:style-name="P34">Obtenir le montant total des commandes pour chaque date</text:p>
        </text:list-item>
        <text:list-item>
          <text:p text:style-name="P35">Ajouter une colonne intitulée “category” à la table contenant les commandes. Cette colonne contiendra une valeur numérique</text:p>
        </text:list-item>
        <text:list-item>
          <text:p text:style-name="P36">Enregistrer la valeur de la catégorie, en suivant les règles suivantes :</text:p>
          <text:list text:continue-numbering="true">
            <text:list-item>
              <text:p text:style-name="P37">“1” pour les commandes de moins de 200€</text:p>
            </text:list-item>
            <text:list-item>
              <text:p text:style-name="P38">“2” pour les commandes entre 200€ et 500€</text:p>
            </text:list-item>
            <text:list-item>
              <text:p text:style-name="P39">“3” pour les commandes entre 500€ et 1.000€</text:p>
            </text:list-item>
            <text:list-item>
              <text:p text:style-name="P40">“4” pour les commandes supérieures à 1.000€</text:p>
            </text:list-item>
          </text:list>
        </text:list-item>
        <text:list-item>
          <text:p text:style-name="P41">Créer une table intitulée “commande_category” qui contiendra le descriptif de ces catégories</text:p>
        </text:list-item>
        <text:list-item>
          <text:p text:style-name="P42">Insérer les 4 descriptifs de chaque catégorie au sein de la table précédemment créée</text:p>
        </text:list-item>
        <text:list-item>
          <text:p text:style-name="P43"><text:span text:style-name="T44">Supprimer toutes les commandes (et les lignes des commandes) inférieur au 1er février 2019. Cela doit être effectué en 2 requêtes maximu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2-03-03T07:37:00Z</meta:creation-date>
    <dc:date>2022-03-03T07:47:00Z</dc:date>
    <meta:template xlink:href="Normal" xlink:type="simple"/>
    <meta:editing-cycles>3</meta:editing-cycles>
    <meta:editing-duration>PT600S</meta:editing-duration>
    <meta:document-statistic meta:page-count="1" meta:paragraph-count="4" meta:word-count="335" meta:character-count="2174" meta:row-count="15" meta:non-whitespace-character-count="1843"/>
  </office:meta>
</office:document-meta>
</file>